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kvenssikaaviot</text:p>
      <text:p text:style-name="P1"/>
      <text:p text:style-name="Standard">En ole täysin tutustunut siihen, miten näitä piirretään, mutta niiden kai oli tarkoitus kuvata olioiden elinkaarta.</text:p>
      <text:p text:style-name="Standard"/>
      <text:p text:style-name="P3">Onnistunut siirto</text:p>
      <text:p text:style-name="Standard">lahto ja kohde -muuttujien elinkaari</text:p>
      <text:p text:style-name="Standard"/>
      <text:p text:style-name="Standard"><text:span text:style-name="T3">Main</text:span> (nykyään ainakin täällä kysytään lähtö ja kohde-ruudut</text:p>
      <text:p text:style-name="Standard">lahto, kohde (Stringejä)</text:p>
      <text:p text:style-name="Standard"><text:span text:style-name="T1">↓</text:span></text:p>
      <text:p text:style-name="P2">kelpaavatkoSyotetytRuudut</text:p>
      <text:p text:style-name="Standard"><text:span text:style-name="T1">↓ tarkistaa syötteet ja muuttaa koordinaateiksi</text:span></text:p>
      <text:p text:style-name="Standard">lahtoX, lahtoY, kohdeX, kohdeY (inttejä)</text:p>
      <text:p text:style-name="P2">siirra</text:p>
      <text:p text:style-name="P2"><text:span text:style-name="T2">↓ tarkistetaan, että on oma nappula</text:span></text:p>
      <text:p text:style-name="P2">siirraNappula</text:p>
      <text:p text:style-name="P2"><text:span text:style-name="T1">↓ </text:span><text:span text:style-name="T2">Tarkistetaan liikeradat, että väliset ruudut ovat tyhjiä, kohderuudussa ei omaa nappulaa</text:span></text:p>
      <text:p text:style-name="P2"><text:span text:style-name="T2">↓ Metodin sisällä myös testiliikettä, tehdään siirto testilaudalla ja tarkistetaan laillisuus</text:span></text:p>
      <text:p text:style-name="P2"><text:span text:style-name="T2">↓ Jos kaikki menee läpi, niin tehdään siirto oikealla laudalla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Laurila</meta:initial-creator>
    <meta:creation-date>2013-05-30T21:43:51</meta:creation-date>
    <dc:date>2013-05-30T21:56:31</dc:date>
    <dc:creator>Mikko Laurila</dc:creator>
    <meta:editing-duration>P0D</meta:editing-duration>
    <meta:editing-cycles>1</meta:editing-cycles>
    <meta:document-statistic meta:table-count="0" meta:image-count="0" meta:object-count="0" meta:page-count="1" meta:paragraph-count="16" meta:word-count="89" meta:character-count="679" meta:non-whitespace-character-count="679"/>
    <meta:generator>LibreOffice/3.5$Linux_X86_64 LibreOffice_project/350m1$Build-2</meta:generator>
  </office:meta>
</office:document-meta>
</file>